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lwgMono" svg:font-family="TlwgMono" style:font-pitch="fixed"/>
    <style:font-face style:name="Chilanka" svg:font-family="Chilanka" style:font-pitch="variable"/>
    <style:font-face style:name="Gargi" svg:font-family="Gargi" style:font-pitch="variable"/>
    <style:font-face style:name="Ubuntu" svg:font-family="Ubuntu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10de1"/>
    </style:style>
    <style:style style:name="P2" style:family="paragraph" style:parent-style-name="Standard" style:list-style-name="L1">
      <style:text-properties officeooo:paragraph-rsid="00089aaa"/>
    </style:style>
    <style:style style:name="P3" style:family="paragraph" style:parent-style-name="Standard" style:list-style-name="L1">
      <style:text-properties officeooo:paragraph-rsid="000b132d"/>
    </style:style>
    <style:style style:name="P4" style:family="paragraph" style:parent-style-name="Standard" style:list-style-name="L1">
      <style:text-properties officeooo:paragraph-rsid="000c6e2e"/>
    </style:style>
    <style:style style:name="P5" style:family="paragraph" style:parent-style-name="Standard" style:list-style-name="L1">
      <style:text-properties officeooo:paragraph-rsid="000e0e25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36f90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29e0d"/>
    </style:style>
    <style:style style:name="P8" style:family="paragraph" style:parent-style-name="Standard" style:list-style-name="L9">
      <style:text-properties officeooo:paragraph-rsid="000efb4c"/>
    </style:style>
    <style:style style:name="P9" style:family="paragraph" style:parent-style-name="Standard">
      <style:text-properties style:font-name="aakar" fo:font-size="14pt" fo:font-weight="normal" officeooo:paragraph-rsid="00010de1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akar" fo:font-size="14pt" fo:font-weight="normal" officeooo:rsid="0002a11f" officeooo:paragraph-rsid="0002a11f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akar" fo:font-size="14pt" fo:font-weight="normal" officeooo:rsid="00036f90" officeooo:paragraph-rsid="00036f90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akar" fo:font-size="14pt" fo:font-weight="normal" officeooo:rsid="00036f90" officeooo:paragraph-rsid="00036f90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akar" fo:font-size="14pt" fo:font-weight="normal" officeooo:rsid="00042cf2" officeooo:paragraph-rsid="00042cf2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style:font-name="aakar" fo:font-size="14pt" fo:font-weight="normal" officeooo:rsid="00082c73" officeooo:paragraph-rsid="00082c73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text-properties style:font-name="aakar" fo:font-size="14pt" fo:font-weight="normal" officeooo:rsid="000573a8" officeooo:paragraph-rsid="000573a8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text-properties style:font-name="aakar" fo:font-size="14pt" fo:font-weight="normal" officeooo:rsid="0006c668" officeooo:paragraph-rsid="0006c668" style:font-size-asian="14pt" style:font-weight-asian="normal" style:font-size-complex="14pt" style:font-weight-complex="normal"/>
    </style:style>
    <style:style style:name="P17" style:family="paragraph" style:parent-style-name="Standard" style:list-style-name="L7">
      <style:text-properties style:font-name="aakar" fo:font-size="14pt" fo:font-weight="normal" officeooo:rsid="00088970" officeooo:paragraph-rsid="00088970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akar" fo:font-size="14pt" fo:font-weight="normal" officeooo:rsid="00088970" officeooo:paragraph-rsid="00088970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style:font-name="aakar" fo:font-size="14pt" fo:font-weight="normal" officeooo:rsid="00010de1" officeooo:paragraph-rsid="00010de1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style:font-name="aakar" fo:font-size="14pt" fo:font-weight="normal" officeooo:paragraph-rsid="000b132d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text-properties style:font-name="aakar" fo:font-size="14pt" fo:font-weight="normal" officeooo:paragraph-rsid="000c6e2e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style:font-name="aakar" fo:font-size="14pt" fo:font-weight="normal" officeooo:paragraph-rsid="000e0e25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aakar" fo:font-size="14pt" fo:font-weight="normal" officeooo:paragraph-rsid="000b6000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text-properties style:font-name="aakar" fo:font-size="14pt" fo:font-weight="normal" officeooo:rsid="000efb4c" officeooo:paragraph-rsid="000efb4c" style:font-size-asian="14pt" style:font-weight-asian="normal" style:font-size-complex="14pt" style:font-weight-complex="normal"/>
    </style:style>
    <style:style style:name="P25" style:family="paragraph" style:parent-style-name="Standard" style:list-style-name="L9">
      <style:text-properties style:font-name="aakar" fo:font-size="14pt" fo:font-weight="normal" officeooo:rsid="000efb4c" officeooo:paragraph-rsid="000efb4c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text-properties style:font-name="aakar" fo:font-size="14pt" fo:font-weight="normal" officeooo:rsid="00010df4" officeooo:paragraph-rsid="000b6000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text-properties style:font-name="aakar" fo:font-size="14pt" fo:font-weight="normal" officeooo:rsid="00010df4" officeooo:paragraph-rsid="00010df4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text-properties style:font-name="aakar" fo:font-size="14pt" fo:font-weight="normal" officeooo:rsid="000b6000" officeooo:paragraph-rsid="000b6000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text-properties style:font-name="aakar" fo:font-size="14pt" fo:font-weight="normal" officeooo:rsid="000b6000" officeooo:paragraph-rsid="000c6e2e" style:font-size-asian="14pt" style:font-weight-asian="normal" style:font-size-complex="14pt" style:font-weight-complex="normal"/>
    </style:style>
    <style:style style:name="P30" style:family="paragraph" style:parent-style-name="Standard" style:list-style-name="L9">
      <style:text-properties style:font-name="aakar" fo:font-size="14pt" fo:font-weight="normal" officeooo:rsid="000e0e25" officeooo:paragraph-rsid="000e0e2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akar" fo:font-size="18pt" fo:font-weight="bold" officeooo:paragraph-rsid="00010de1" style:font-size-asian="18pt" style:font-weight-asian="bold" style:font-size-complex="18pt" style:font-weight-complex="bold"/>
    </style:style>
    <style:style style:name="T1" style:family="text">
      <style:text-properties officeooo:rsid="00010df4"/>
    </style:style>
    <style:style style:name="T2" style:family="text">
      <style:text-properties officeooo:rsid="00029e0d"/>
    </style:style>
    <style:style style:name="T3" style:family="text">
      <style:text-properties officeooo:rsid="00082c73"/>
    </style:style>
    <style:style style:name="T4" style:family="text">
      <style:text-properties officeooo:rsid="00089aaa"/>
    </style:style>
    <style:style style:name="T5" style:family="text">
      <style:text-properties officeooo:rsid="000a3bbe"/>
    </style:style>
    <style:style style:name="T6" style:family="text">
      <style:text-properties officeooo:rsid="000b132d"/>
    </style:style>
    <style:style style:name="T7" style:family="text">
      <style:text-properties officeooo:rsid="000b6000"/>
    </style:style>
    <style:style style:name="T8" style:family="text">
      <style:text-properties officeooo:rsid="000c6e2e"/>
    </style:style>
    <style:style style:name="T9" style:family="text">
      <style:text-properties officeooo:rsid="000e0e25"/>
    </style:style>
    <style:style style:name="T10" style:family="text">
      <style:text-properties officeooo:rsid="000efb4c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029e0d"/>
    </style:style>
    <style:style style:name="T13" style:family="text">
      <style:text-properties style:font-name="Times new Roman" officeooo:rsid="00010df4"/>
    </style:style>
    <style:style style:name="T14" style:family="text">
      <style:text-properties style:font-name="Times new Roman" officeooo:rsid="00082c73"/>
    </style:style>
    <style:style style:name="T15" style:family="text">
      <style:text-properties style:font-name="Times new Roman" officeooo:rsid="00089aaa"/>
    </style:style>
    <style:style style:name="T16" style:family="text">
      <style:text-properties style:font-name="Times new Roman" officeooo:rsid="000b132d"/>
    </style:style>
    <style:style style:name="T17" style:family="text">
      <style:text-properties style:font-name="Times new Roman" officeooo:rsid="000c6e2e"/>
    </style:style>
    <style:style style:name="T18" style:family="text">
      <style:text-properties style:font-name="Times new Roman" officeooo:rsid="000e0e25"/>
    </style:style>
    <style:style style:name="T19" style:family="text">
      <style:text-properties style:font-name="Times new Roman" officeooo:rsid="000efb4c"/>
    </style:style>
    <style:style style:name="T20" style:family="text">
      <style:text-properties style:font-name="Chilanka"/>
    </style:style>
    <style:style style:name="T21" style:family="text">
      <style:text-properties style:font-name="Chilanka" officeooo:rsid="00029e0d"/>
    </style:style>
    <style:style style:name="T22" style:family="text">
      <style:text-properties style:font-name="Chilanka" officeooo:rsid="00010df4"/>
    </style:style>
    <style:style style:name="T23" style:family="text">
      <style:text-properties style:font-name="Chilanka" officeooo:rsid="00082c73"/>
    </style:style>
    <style:style style:name="T24" style:family="text">
      <style:text-properties style:font-name="Chilanka" officeooo:rsid="00089aaa"/>
    </style:style>
    <style:style style:name="T25" style:family="text">
      <style:text-properties style:font-name="Chilanka" officeooo:rsid="000b132d"/>
    </style:style>
    <style:style style:name="T26" style:family="text">
      <style:text-properties style:font-name="Chilanka" officeooo:rsid="000c6e2e"/>
    </style:style>
    <style:style style:name="T27" style:family="text">
      <style:text-properties style:font-name="Chilanka" officeooo:rsid="000e0e25"/>
    </style:style>
    <style:style style:name="T28" style:family="text">
      <style:text-properties style:font-name="Chilanka" officeooo:rsid="000efb4c"/>
    </style:style>
    <style:style style:name="T29" style:family="text">
      <style:text-properties style:font-name="aakar"/>
    </style:style>
    <style:style style:name="T30" style:family="text">
      <style:text-properties style:font-name="aakar" officeooo:rsid="00029e0d"/>
    </style:style>
    <style:style style:name="T31" style:family="text">
      <style:text-properties style:font-name="aakar" officeooo:rsid="00010df4"/>
    </style:style>
    <style:style style:name="T32" style:family="text">
      <style:text-properties style:font-name="aakar" officeooo:rsid="00082c73"/>
    </style:style>
    <style:style style:name="T33" style:family="text">
      <style:text-properties style:font-name="aakar" officeooo:rsid="00089aaa"/>
    </style:style>
    <style:style style:name="T34" style:family="text">
      <style:text-properties style:font-name="aakar" officeooo:rsid="000b132d"/>
    </style:style>
    <style:style style:name="T35" style:family="text">
      <style:text-properties style:font-name="aakar" officeooo:rsid="000c6e2e"/>
    </style:style>
    <style:style style:name="T36" style:family="text">
      <style:text-properties style:font-name="aakar" officeooo:rsid="000e0e25"/>
    </style:style>
    <style:style style:name="T37" style:family="text">
      <style:text-properties style:font-name="aakar" officeooo:rsid="000efb4c"/>
    </style:style>
    <style:style style:name="T38" style:family="text">
      <style:text-properties style:font-name="aakar" fo:font-size="15pt" style:font-size-asian="15pt" style:font-size-complex="15pt"/>
    </style:style>
    <style:style style:name="T39" style:family="text">
      <style:text-properties style:font-name="aakar" fo:font-size="15pt" officeooo:rsid="00029e0d" style:font-size-asian="15pt" style:font-size-complex="15pt"/>
    </style:style>
    <style:style style:name="T40" style:family="text">
      <style:text-properties style:font-name="aakar" fo:font-size="15pt" officeooo:rsid="00010df4" style:font-size-asian="15pt" style:font-size-complex="15pt"/>
    </style:style>
    <style:style style:name="T41" style:family="text">
      <style:text-properties style:font-name="aakar" fo:font-size="15pt" officeooo:rsid="00082c73" style:font-size-asian="15pt" style:font-size-complex="15pt"/>
    </style:style>
    <style:style style:name="T42" style:family="text">
      <style:text-properties style:font-name="aakar" fo:font-size="15pt" officeooo:rsid="00089aaa" style:font-size-asian="15pt" style:font-size-complex="15pt"/>
    </style:style>
    <style:style style:name="T43" style:family="text">
      <style:text-properties style:font-name="aakar" fo:font-size="15pt" officeooo:rsid="000b132d" style:font-size-asian="15pt" style:font-size-complex="15pt"/>
    </style:style>
    <style:style style:name="T44" style:family="text">
      <style:text-properties style:font-name="aakar" fo:font-size="15pt" officeooo:rsid="000c6e2e" style:font-size-asian="15pt" style:font-size-complex="15pt"/>
    </style:style>
    <style:style style:name="T45" style:family="text">
      <style:text-properties style:font-name="aakar" fo:font-size="15pt" officeooo:rsid="000e0e25" style:font-size-asian="15pt" style:font-size-complex="15pt"/>
    </style:style>
    <style:style style:name="T46" style:family="text">
      <style:text-properties style:font-name="aakar" fo:font-size="15pt" officeooo:rsid="000efb4c" style:font-size-asian="15pt" style:font-size-complex="15pt"/>
    </style:style>
    <style:style style:name="T47" style:family="text">
      <style:text-properties style:font-name="aakar" fo:font-size="15pt" fo:font-weight="bold" style:font-size-asian="15pt" style:font-weight-asian="bold" style:font-size-complex="15pt" style:font-weight-complex="bold"/>
    </style:style>
    <style:style style:name="T48" style:family="text">
      <style:text-properties style:font-name="aakar" fo:font-size="15pt" fo:font-weight="bold" officeooo:rsid="00029e0d" style:font-size-asian="15pt" style:font-weight-asian="bold" style:font-size-complex="15pt" style:font-weight-complex="bold"/>
    </style:style>
    <style:style style:name="T49" style:family="text">
      <style:text-properties style:font-name="aakar" fo:font-size="15pt" fo:font-weight="bold" officeooo:rsid="00010df4" style:font-size-asian="15pt" style:font-weight-asian="bold" style:font-size-complex="15pt" style:font-weight-complex="bold"/>
    </style:style>
    <style:style style:name="T50" style:family="text">
      <style:text-properties style:font-name="aakar" fo:font-size="15pt" fo:font-weight="bold" officeooo:rsid="00082c73" style:font-size-asian="15pt" style:font-weight-asian="bold" style:font-size-complex="15pt" style:font-weight-complex="bold"/>
    </style:style>
    <style:style style:name="T51" style:family="text">
      <style:text-properties style:font-name="aakar" fo:font-size="15pt" fo:font-weight="bold" officeooo:rsid="00089aaa" style:font-size-asian="15pt" style:font-weight-asian="bold" style:font-size-complex="15pt" style:font-weight-complex="bold"/>
    </style:style>
    <style:style style:name="T52" style:family="text">
      <style:text-properties style:font-name="aakar" fo:font-size="15pt" fo:font-weight="bold" officeooo:rsid="000b132d" style:font-size-asian="15pt" style:font-weight-asian="bold" style:font-size-complex="15pt" style:font-weight-complex="bold"/>
    </style:style>
    <style:style style:name="T53" style:family="text">
      <style:text-properties style:font-name="aakar" fo:font-size="15pt" fo:font-weight="bold" officeooo:rsid="000c6e2e" style:font-size-asian="15pt" style:font-weight-asian="bold" style:font-size-complex="15pt" style:font-weight-complex="bold"/>
    </style:style>
    <style:style style:name="T54" style:family="text">
      <style:text-properties style:font-name="aakar" fo:font-size="15pt" fo:font-weight="bold" officeooo:rsid="000e0e25" style:font-size-asian="15pt" style:font-weight-asian="bold" style:font-size-complex="15pt" style:font-weight-complex="bold"/>
    </style:style>
    <style:style style:name="T55" style:family="text">
      <style:text-properties style:font-name="aakar" fo:font-size="15pt" fo:font-weight="bold" officeooo:rsid="000efb4c" style:font-size-asian="15pt" style:font-weight-asian="bold" style:font-size-complex="15pt" style:font-weight-complex="bold"/>
    </style:style>
    <style:style style:name="T56" style:family="text">
      <style:text-properties style:font-name="aakar" fo:font-size="15pt" fo:font-weight="normal" style:font-size-asian="15pt" style:font-weight-asian="normal" style:font-size-complex="15pt" style:font-weight-complex="normal"/>
    </style:style>
    <style:style style:name="T57" style:family="text">
      <style:text-properties style:font-name="aakar" fo:font-size="15pt" fo:font-weight="normal" officeooo:rsid="00029e0d" style:font-size-asian="15pt" style:font-weight-asian="normal" style:font-size-complex="15pt" style:font-weight-complex="normal"/>
    </style:style>
    <style:style style:name="T58" style:family="text">
      <style:text-properties style:font-name="aakar" fo:font-size="15pt" fo:font-weight="normal" officeooo:rsid="00010df4" style:font-size-asian="15pt" style:font-weight-asian="normal" style:font-size-complex="15pt" style:font-weight-complex="normal"/>
    </style:style>
    <style:style style:name="T59" style:family="text">
      <style:text-properties style:font-name="aakar" fo:font-size="15pt" fo:font-weight="normal" officeooo:rsid="00082c73" style:font-size-asian="15pt" style:font-weight-asian="normal" style:font-size-complex="15pt" style:font-weight-complex="normal"/>
    </style:style>
    <style:style style:name="T60" style:family="text">
      <style:text-properties style:font-name="aakar" fo:font-size="15pt" fo:font-weight="normal" officeooo:rsid="00089aaa" style:font-size-asian="15pt" style:font-weight-asian="normal" style:font-size-complex="15pt" style:font-weight-complex="normal"/>
    </style:style>
    <style:style style:name="T61" style:family="text">
      <style:text-properties style:font-name="aakar" fo:font-size="15pt" fo:font-weight="normal" officeooo:rsid="000b132d" style:font-size-asian="15pt" style:font-weight-asian="normal" style:font-size-complex="15pt" style:font-weight-complex="normal"/>
    </style:style>
    <style:style style:name="T62" style:family="text">
      <style:text-properties style:font-name="aakar" fo:font-size="15pt" fo:font-weight="normal" officeooo:rsid="000c6e2e" style:font-size-asian="15pt" style:font-weight-asian="normal" style:font-size-complex="15pt" style:font-weight-complex="normal"/>
    </style:style>
    <style:style style:name="T63" style:family="text">
      <style:text-properties style:font-name="aakar" fo:font-size="15pt" fo:font-weight="normal" officeooo:rsid="000e0e25" style:font-size-asian="15pt" style:font-weight-asian="normal" style:font-size-complex="15pt" style:font-weight-complex="normal"/>
    </style:style>
    <style:style style:name="T64" style:family="text">
      <style:text-properties style:font-name="aakar" fo:font-size="15pt" fo:font-weight="normal" officeooo:rsid="000efb4c" style:font-size-asian="15pt" style:font-weight-asian="normal" style:font-size-complex="15pt" style:font-weight-complex="normal"/>
    </style:style>
    <style:style style:name="T65" style:family="text">
      <style:text-properties style:font-name="aakar" fo:font-weight="normal" style:font-weight-asian="normal" style:font-weight-complex="normal"/>
    </style:style>
    <style:style style:name="T66" style:family="text">
      <style:text-properties style:font-name="aakar" fo:font-weight="normal" officeooo:rsid="00029e0d" style:font-weight-asian="normal" style:font-weight-complex="normal"/>
    </style:style>
    <style:style style:name="T67" style:family="text">
      <style:text-properties style:font-name="aakar" fo:font-weight="normal" officeooo:rsid="00010df4" style:font-weight-asian="normal" style:font-weight-complex="normal"/>
    </style:style>
    <style:style style:name="T68" style:family="text">
      <style:text-properties style:font-name="aakar" fo:font-weight="normal" officeooo:rsid="00082c73" style:font-weight-asian="normal" style:font-weight-complex="normal"/>
    </style:style>
    <style:style style:name="T69" style:family="text">
      <style:text-properties style:font-name="aakar" fo:font-weight="normal" officeooo:rsid="00089aaa" style:font-weight-asian="normal" style:font-weight-complex="normal"/>
    </style:style>
    <style:style style:name="T70" style:family="text">
      <style:text-properties style:font-name="aakar" fo:font-weight="normal" officeooo:rsid="000b132d" style:font-weight-asian="normal" style:font-weight-complex="normal"/>
    </style:style>
    <style:style style:name="T71" style:family="text">
      <style:text-properties style:font-name="aakar" fo:font-weight="normal" officeooo:rsid="000c6e2e" style:font-weight-asian="normal" style:font-weight-complex="normal"/>
    </style:style>
    <style:style style:name="T72" style:family="text">
      <style:text-properties style:font-name="aakar" fo:font-weight="normal" officeooo:rsid="000e0e25" style:font-weight-asian="normal" style:font-weight-complex="normal"/>
    </style:style>
    <style:style style:name="T73" style:family="text">
      <style:text-properties style:font-name="aakar" fo:font-weight="normal" officeooo:rsid="000efb4c" style:font-weight-asian="normal" style:font-weight-complex="normal"/>
    </style:style>
    <style:style style:name="T74" style:family="text">
      <style:text-properties style:font-name="aakar" fo:font-size="13pt" fo:font-weight="normal" style:font-size-asian="13pt" style:font-weight-asian="normal" style:font-size-complex="13pt" style:font-weight-complex="normal"/>
    </style:style>
    <style:style style:name="T75" style:family="text">
      <style:text-properties style:font-name="aakar" fo:font-size="13pt" fo:font-weight="normal" officeooo:rsid="00029e0d" style:font-size-asian="13pt" style:font-weight-asian="normal" style:font-size-complex="13pt" style:font-weight-complex="normal"/>
    </style:style>
    <style:style style:name="T76" style:family="text">
      <style:text-properties style:font-name="aakar" fo:font-size="13pt" fo:font-weight="normal" officeooo:rsid="00010df4" style:font-size-asian="13pt" style:font-weight-asian="normal" style:font-size-complex="13pt" style:font-weight-complex="normal"/>
    </style:style>
    <style:style style:name="T77" style:family="text">
      <style:text-properties style:font-name="aakar" fo:font-size="13pt" fo:font-weight="normal" officeooo:rsid="00082c73" style:font-size-asian="13pt" style:font-weight-asian="normal" style:font-size-complex="13pt" style:font-weight-complex="normal"/>
    </style:style>
    <style:style style:name="T78" style:family="text">
      <style:text-properties style:font-name="aakar" fo:font-size="13pt" fo:font-weight="normal" officeooo:rsid="00089aaa" style:font-size-asian="13pt" style:font-weight-asian="normal" style:font-size-complex="13pt" style:font-weight-complex="normal"/>
    </style:style>
    <style:style style:name="T79" style:family="text">
      <style:text-properties style:font-name="aakar" fo:font-size="13pt" fo:font-weight="normal" officeooo:rsid="000b132d" style:font-size-asian="13pt" style:font-weight-asian="normal" style:font-size-complex="13pt" style:font-weight-complex="normal"/>
    </style:style>
    <style:style style:name="T80" style:family="text">
      <style:text-properties style:font-name="aakar" fo:font-size="13pt" fo:font-weight="normal" officeooo:rsid="000c6e2e" style:font-size-asian="13pt" style:font-weight-asian="normal" style:font-size-complex="13pt" style:font-weight-complex="normal"/>
    </style:style>
    <style:style style:name="T81" style:family="text">
      <style:text-properties style:font-name="aakar" fo:font-size="13pt" fo:font-weight="normal" officeooo:rsid="000e0e25" style:font-size-asian="13pt" style:font-weight-asian="normal" style:font-size-complex="13pt" style:font-weight-complex="normal"/>
    </style:style>
    <style:style style:name="T82" style:family="text">
      <style:text-properties style:font-name="aakar" fo:font-size="13pt" fo:font-weight="normal" officeooo:rsid="000efb4c" style:font-size-asian="13pt" style:font-weight-asian="normal" style:font-size-complex="13pt" style:font-weight-complex="normal"/>
    </style:style>
    <style:style style:name="T83" style:family="text">
      <style:text-properties style:font-name="aakar" fo:font-size="14pt" fo:font-weight="normal" style:font-size-asian="14pt" style:font-weight-asian="normal" style:font-size-complex="14pt" style:font-weight-complex="normal"/>
    </style:style>
    <style:style style:name="T84" style:family="text">
      <style:text-properties style:font-name="aakar" fo:font-size="14pt" fo:font-weight="normal" officeooo:rsid="00029e0d" style:font-size-asian="14pt" style:font-weight-asian="normal" style:font-size-complex="14pt" style:font-weight-complex="normal"/>
    </style:style>
    <style:style style:name="T85" style:family="text">
      <style:text-properties style:font-name="aakar" fo:font-size="14pt" fo:font-weight="normal" officeooo:rsid="00010df4" style:font-size-asian="14pt" style:font-weight-asian="normal" style:font-size-complex="14pt" style:font-weight-complex="normal"/>
    </style:style>
    <style:style style:name="T86" style:family="text">
      <style:text-properties style:font-name="aakar" fo:font-size="14pt" fo:font-weight="normal" officeooo:rsid="00082c73" style:font-size-asian="14pt" style:font-weight-asian="normal" style:font-size-complex="14pt" style:font-weight-complex="normal"/>
    </style:style>
    <style:style style:name="T87" style:family="text">
      <style:text-properties style:font-name="aakar" fo:font-size="14pt" fo:font-weight="normal" officeooo:rsid="00089aaa" style:font-size-asian="14pt" style:font-weight-asian="normal" style:font-size-complex="14pt" style:font-weight-complex="normal"/>
    </style:style>
    <style:style style:name="T88" style:family="text">
      <style:text-properties style:font-name="aakar" fo:font-size="14pt" fo:font-weight="normal" officeooo:rsid="000b132d" style:font-size-asian="14pt" style:font-weight-asian="normal" style:font-size-complex="14pt" style:font-weight-complex="normal"/>
    </style:style>
    <style:style style:name="T89" style:family="text">
      <style:text-properties style:font-name="aakar" fo:font-size="14pt" fo:font-weight="normal" officeooo:rsid="000c6e2e" style:font-size-asian="14pt" style:font-weight-asian="normal" style:font-size-complex="14pt" style:font-weight-complex="normal"/>
    </style:style>
    <style:style style:name="T90" style:family="text">
      <style:text-properties style:font-name="aakar" fo:font-size="14pt" fo:font-weight="normal" officeooo:rsid="000e0e25" style:font-size-asian="14pt" style:font-weight-asian="normal" style:font-size-complex="14pt" style:font-weight-complex="normal"/>
    </style:style>
    <style:style style:name="T91" style:family="text">
      <style:text-properties style:font-name="aakar" fo:font-size="14pt" fo:font-weight="normal" officeooo:rsid="000efb4c" style:font-size-asian="14pt" style:font-weight-asian="normal" style:font-size-complex="14pt" style:font-weight-complex="normal"/>
    </style:style>
    <style:style style:name="T92" style:family="text">
      <style:text-properties style:font-name="aakar" fo:font-size="14pt" fo:font-weight="normal" officeooo:rsid="00036f90" style:font-size-asian="14pt" style:font-weight-asian="normal" style:font-size-complex="14pt" style:font-weight-complex="normal"/>
    </style:style>
    <style:style style:name="T93" style:family="text">
      <style:text-properties style:font-name="Gargi"/>
    </style:style>
    <style:style style:name="T94" style:family="text">
      <style:text-properties style:font-name="Gargi" officeooo:rsid="00029e0d"/>
    </style:style>
    <style:style style:name="T95" style:family="text">
      <style:text-properties style:font-name="Gargi" officeooo:rsid="00010df4"/>
    </style:style>
    <style:style style:name="T96" style:family="text">
      <style:text-properties style:font-name="Gargi" officeooo:rsid="00082c73"/>
    </style:style>
    <style:style style:name="T97" style:family="text">
      <style:text-properties style:font-name="Gargi" officeooo:rsid="00089aaa"/>
    </style:style>
    <style:style style:name="T98" style:family="text">
      <style:text-properties style:font-name="Gargi" officeooo:rsid="000b132d"/>
    </style:style>
    <style:style style:name="T99" style:family="text">
      <style:text-properties style:font-name="Gargi" officeooo:rsid="000c6e2e"/>
    </style:style>
    <style:style style:name="T100" style:family="text">
      <style:text-properties style:font-name="Gargi" officeooo:rsid="000e0e25"/>
    </style:style>
    <style:style style:name="T101" style:family="text">
      <style:text-properties style:font-name="Gargi" officeooo:rsid="000efb4c"/>
    </style:style>
    <style:style style:name="T102" style:family="text">
      <style:text-properties style:font-name="Ubuntu"/>
    </style:style>
    <style:style style:name="T103" style:family="text">
      <style:text-properties style:font-name="Ubuntu" officeooo:rsid="00029e0d"/>
    </style:style>
    <style:style style:name="T104" style:family="text">
      <style:text-properties style:font-name="Ubuntu" officeooo:rsid="00010df4"/>
    </style:style>
    <style:style style:name="T105" style:family="text">
      <style:text-properties style:font-name="Ubuntu" officeooo:rsid="00082c73"/>
    </style:style>
    <style:style style:name="T106" style:family="text">
      <style:text-properties style:font-name="Ubuntu" officeooo:rsid="00089aaa"/>
    </style:style>
    <style:style style:name="T107" style:family="text">
      <style:text-properties style:font-name="Ubuntu" officeooo:rsid="000b132d"/>
    </style:style>
    <style:style style:name="T108" style:family="text">
      <style:text-properties style:font-name="Ubuntu" officeooo:rsid="000c6e2e"/>
    </style:style>
    <style:style style:name="T109" style:family="text">
      <style:text-properties style:font-name="Ubuntu" officeooo:rsid="000e0e25"/>
    </style:style>
    <style:style style:name="T110" style:family="text">
      <style:text-properties style:font-name="Ubuntu" officeooo:rsid="000efb4c"/>
    </style:style>
    <style:style style:name="T111" style:family="text">
      <style:text-properties style:font-name="TlwgMono"/>
    </style:style>
    <style:style style:name="T112" style:family="text">
      <style:text-properties style:font-name="TlwgMono" officeooo:rsid="00029e0d"/>
    </style:style>
    <style:style style:name="T113" style:family="text">
      <style:text-properties style:font-name="TlwgMono" officeooo:rsid="00010df4"/>
    </style:style>
    <style:style style:name="T114" style:family="text">
      <style:text-properties style:font-name="TlwgMono" officeooo:rsid="00082c73"/>
    </style:style>
    <style:style style:name="T115" style:family="text">
      <style:text-properties style:font-name="TlwgMono" officeooo:rsid="00089aaa"/>
    </style:style>
    <style:style style:name="T116" style:family="text">
      <style:text-properties style:font-name="TlwgMono" officeooo:rsid="000b132d"/>
    </style:style>
    <style:style style:name="T117" style:family="text">
      <style:text-properties style:font-name="TlwgMono" officeooo:rsid="000c6e2e"/>
    </style:style>
    <style:style style:name="T118" style:family="text">
      <style:text-properties style:font-name="TlwgMono" officeooo:rsid="000e0e25"/>
    </style:style>
    <style:style style:name="T119" style:family="text">
      <style:text-properties style:font-name="TlwgMono" officeooo:rsid="000efb4c"/>
    </style:style>
    <style:style style:name="T120" style:family="text">
      <style:text-properties fo:font-size="14pt" fo:font-weight="normal" style:font-size-asian="14pt" style:font-weight-asian="normal" style:font-size-complex="14pt" style:font-weight-complex="normal"/>
    </style:style>
    <style:style style:name="T121" style:family="text">
      <style:text-properties fo:font-size="14pt" fo:font-weight="normal" officeooo:rsid="00029e0d" style:font-size-asian="14pt" style:font-weight-asian="normal" style:font-size-complex="14pt" style:font-weight-complex="normal"/>
    </style:style>
    <style:style style:name="T122" style:family="text">
      <style:text-properties fo:font-size="14pt" fo:font-weight="normal" officeooo:rsid="00010df4" style:font-size-asian="14pt" style:font-weight-asian="normal" style:font-size-complex="14pt" style:font-weight-complex="normal"/>
    </style:style>
    <style:style style:name="T123" style:family="text">
      <style:text-properties fo:font-size="14pt" fo:font-weight="normal" officeooo:rsid="00082c73" style:font-size-asian="14pt" style:font-weight-asian="normal" style:font-size-complex="14pt" style:font-weight-complex="normal"/>
    </style:style>
    <style:style style:name="T124" style:family="text">
      <style:text-properties fo:font-size="14pt" fo:font-weight="normal" officeooo:rsid="00089aaa" style:font-size-asian="14pt" style:font-weight-asian="normal" style:font-size-complex="14pt" style:font-weight-complex="normal"/>
    </style:style>
    <style:style style:name="T125" style:family="text">
      <style:text-properties fo:font-size="14pt" fo:font-weight="normal" officeooo:rsid="000b132d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0c6e2e" style:font-size-asian="14pt" style:font-weight-asian="normal" style:font-size-complex="14pt" style:font-weight-complex="normal"/>
    </style:style>
    <style:style style:name="T127" style:family="text">
      <style:text-properties fo:font-size="14pt" fo:font-weight="normal" officeooo:rsid="000e0e25" style:font-size-asian="14pt" style:font-weight-asian="normal" style:font-size-complex="14pt" style:font-weight-complex="normal"/>
    </style:style>
    <style:style style:name="T128" style:family="text">
      <style:text-properties fo:font-size="14pt" fo:font-weight="normal" officeooo:rsid="000efb4c" style:font-size-asian="14pt" style:font-weight-asian="normal" style:font-size-complex="14pt" style:font-weight-complex="normal"/>
    </style:style>
    <style:style style:name="T129" style:family="text">
      <style:text-properties officeooo:rsid="000f28a8"/>
    </style:style>
    <style:style style:name="T130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1" style:family="text">
      <style:text-properties style:font-name="DejaVu Sans Light" fo:font-size="14pt" fo:font-weight="normal" officeooo:rsid="00029e0d" style:font-size-asian="14pt" style:font-weight-asian="normal" style:font-size-complex="14pt" style:font-weight-complex="normal"/>
    </style:style>
    <style:style style:name="T132" style:family="text">
      <style:text-properties style:font-name="DejaVu Sans Light" fo:font-size="14pt" fo:font-weight="normal" officeooo:rsid="00010df4" style:font-size-asian="14pt" style:font-weight-asian="normal" style:font-size-complex="14pt" style:font-weight-complex="normal"/>
    </style:style>
    <style:style style:name="T133" style:family="text">
      <style:text-properties style:font-name="DejaVu Sans Light" fo:font-size="14pt" fo:font-weight="normal" officeooo:rsid="00082c73" style:font-size-asian="14pt" style:font-weight-asian="normal" style:font-size-complex="14pt" style:font-weight-complex="normal"/>
    </style:style>
    <style:style style:name="T134" style:family="text">
      <style:text-properties style:font-name="DejaVu Sans Light" fo:font-size="14pt" fo:font-weight="normal" officeooo:rsid="00089aaa" style:font-size-asian="14pt" style:font-weight-asian="normal" style:font-size-complex="14pt" style:font-weight-complex="normal"/>
    </style:style>
    <style:style style:name="T135" style:family="text">
      <style:text-properties style:font-name="DejaVu Sans Light" fo:font-size="14pt" fo:font-weight="normal" officeooo:rsid="000b132d" style:font-size-asian="14pt" style:font-weight-asian="normal" style:font-size-complex="14pt" style:font-weight-complex="normal"/>
    </style:style>
    <style:style style:name="T136" style:family="text">
      <style:text-properties style:font-name="DejaVu Sans Light" fo:font-size="14pt" fo:font-weight="normal" officeooo:rsid="000c6e2e" style:font-size-asian="14pt" style:font-weight-asian="normal" style:font-size-complex="14pt" style:font-weight-complex="normal"/>
    </style:style>
    <style:style style:name="T137" style:family="text">
      <style:text-properties style:font-name="DejaVu Sans Light" fo:font-size="14pt" fo:font-weight="normal" officeooo:rsid="000e0e25" style:font-size-asian="14pt" style:font-weight-asian="normal" style:font-size-complex="14pt" style:font-weight-complex="normal"/>
    </style:style>
    <style:style style:name="T138" style:family="text">
      <style:text-properties style:font-name="DejaVu Sans Light" fo:font-size="14pt" fo:font-weight="normal" officeooo:rsid="000efb4c" style:font-size-asian="14pt" style:font-weight-asian="normal" style:font-size-complex="14pt" style:font-weight-complex="normal"/>
    </style:style>
    <style:style style:name="T139" style:family="text">
      <style:text-properties style:font-name="FreeSerif" fo:font-size="14pt" fo:font-weight="normal" style:font-size-asian="14pt" style:font-weight-asian="normal" style:font-size-complex="14pt" style:font-weight-complex="normal"/>
    </style:style>
    <style:style style:name="T140" style:family="text">
      <style:text-properties style:font-name="FreeSerif" fo:font-size="14pt" fo:font-weight="normal" officeooo:rsid="00029e0d" style:font-size-asian="14pt" style:font-weight-asian="normal" style:font-size-complex="14pt" style:font-weight-complex="normal"/>
    </style:style>
    <style:style style:name="T141" style:family="text">
      <style:text-properties style:font-name="FreeSerif" fo:font-size="14pt" fo:font-weight="normal" officeooo:rsid="00010df4" style:font-size-asian="14pt" style:font-weight-asian="normal" style:font-size-complex="14pt" style:font-weight-complex="normal"/>
    </style:style>
    <style:style style:name="T142" style:family="text">
      <style:text-properties style:font-name="FreeSerif" fo:font-size="14pt" fo:font-weight="normal" officeooo:rsid="00082c73" style:font-size-asian="14pt" style:font-weight-asian="normal" style:font-size-complex="14pt" style:font-weight-complex="normal"/>
    </style:style>
    <style:style style:name="T143" style:family="text">
      <style:text-properties style:font-name="FreeSerif" fo:font-size="14pt" fo:font-weight="normal" officeooo:rsid="00089aaa" style:font-size-asian="14pt" style:font-weight-asian="normal" style:font-size-complex="14pt" style:font-weight-complex="normal"/>
    </style:style>
    <style:style style:name="T144" style:family="text">
      <style:text-properties style:font-name="FreeSerif" fo:font-size="14pt" fo:font-weight="normal" officeooo:rsid="000b132d" style:font-size-asian="14pt" style:font-weight-asian="normal" style:font-size-complex="14pt" style:font-weight-complex="normal"/>
    </style:style>
    <style:style style:name="T145" style:family="text">
      <style:text-properties style:font-name="FreeSerif" fo:font-size="14pt" fo:font-weight="normal" officeooo:rsid="000c6e2e" style:font-size-asian="14pt" style:font-weight-asian="normal" style:font-size-complex="14pt" style:font-weight-complex="normal"/>
    </style:style>
    <style:style style:name="T146" style:family="text">
      <style:text-properties style:font-name="FreeSerif" fo:font-size="14pt" fo:font-weight="normal" officeooo:rsid="000e0e25" style:font-size-asian="14pt" style:font-weight-asian="normal" style:font-size-complex="14pt" style:font-weight-complex="normal"/>
    </style:style>
    <style:style style:name="T147" style:family="text">
      <style:text-properties style:font-name="FreeSerif" fo:font-size="14pt" fo:font-weight="normal" officeooo:rsid="000efb4c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0">Blockchain Training</text:span></text:p>
      <text:p text:style-name="P9"/>
      <text:list xml:id="list2118553406" text:style-name="L1">
        <text:list-item>
          <text:p text:style-name="P1"><text:span text:style-name="T84">Solidity Basics (</text:span><text:a xlink:type="simple" xlink:href="https://solidity.readthedocs.io/" text:style-name="Internet_20_link" text:visited-style-name="Visited_20_Internet_20_Link"><text:span text:style-name="T83">https://solidity.readthedocs.io</text:span></text:a><text:span text:style-name="T85">)</text:span></text:p>
        </text:list-item>
      </text:list>
      <text:list xml:id="list4248653714" text:style-name="L2">
        <text:list-item>
          <text:p text:style-name="P7"><text:span text:style-name="T84">Introduction to Smart Contracts</text:span></text:p>
        </text:list-item>
        <text:list-item>
          <text:p text:style-name="P10">Solidity by example (Go through Voting smart contract)</text:p>
        </text:list-item>
        <text:list-item>
          <text:p text:style-name="P10">Solidity in Depth</text:p>
        </text:list-item>
      </text:list>
      <text:list xml:id="list1688149456" text:style-name="L3">
        <text:list-item>
          <text:p text:style-name="P6"><text:span text:style-name="T92">Layout of solidity file</text:span></text:p>
        </text:list-item>
        <text:list-item>
          <text:p text:style-name="P11">Structure of contract</text:p>
        </text:list-item>
        <text:list-item>
          <text:p text:style-name="P11">Types</text:p>
        </text:list-item>
        <text:list-item>
          <text:p text:style-name="P11">Units and globally available variables</text:p>
        </text:list-item>
        <text:list-item>
          <text:p text:style-name="P11">Expressions and Control strcutures</text:p>
        </text:list-item>
        <text:list-item>
          <text:p text:style-name="P11">Contracts</text:p>
        </text:list-item>
      </text:list>
      <text:list xml:id="list205457801721744" text:continue-list="list4248653714" text:style-name="L2">
        <text:list-item>
          <text:p text:style-name="P12">Natspec format</text:p>
        </text:list-item>
        <text:list-item>
          <text:p text:style-name="P13">Contract ABI Specification</text:p>
        </text:list-item>
        <text:list-item>
          <text:p text:style-name="P13">Style Guide</text:p>
          <text:p text:style-name="P13"/>
        </text:list-item>
      </text:list>
      <text:list xml:id="list205456257862951" text:continue-list="list2118553406" text:style-name="L1">
        <text:list-item>
          <text:p text:style-name="P14">Implementing basic smart contracts</text:p>
        </text:list-item>
      </text:list>
      <text:list xml:id="list3088846327" text:style-name="L5">
        <text:list-item>
          <text:p text:style-name="P15">Write a smart contract to set <text:span text:style-name="T129">string </text:span>and get the input string.</text:p>
        </text:list-item>
        <text:list-item>
          <text:p text:style-name="P15">Write a contract to simulate basic bank operations like deposit money, withdraw money, transfer money and view balance functions.</text:p>
        </text:list-item>
        <text:list-item>
          <text:p text:style-name="P15">Write a contract to perform <text:span text:style-name="T129">basic </text:span>operations on arrays.</text:p>
        </text:list-item>
        <text:list-item>
          <text:p text:style-name="P16">Write a contract for Flood relief donation to different states. Also include functionality to check whether the funds are utilized properly.</text:p>
          <text:p text:style-name="P16"/>
        </text:list-item>
      </text:list>
      <text:list xml:id="list205457447239146" text:continue-list="list205456257862951" text:style-name="L1">
        <text:list-item>
          <text:p text:style-name="P14">Read about Geth and implement the commands using terminal.<text:line-break/></text:p>
        </text:list-item>
        <text:list-item>
          <text:p text:style-name="P2"><text:span text:style-name="T86">Read about web3 APIs and implement the commands on CLI. You can refer “</text:span><text:a xlink:type="simple" xlink:href="https://web3js.readthedocs.io/en/v1.2.1/web3.html" text:style-name="Internet_20_link" text:visited-style-name="Visited_20_Internet_20_Link"><text:span text:style-name="T83">https://web3js.readthedocs.io/en/v1.2.1/web3.html</text:span></text:a><text:span text:style-name="T83">” </text:span><text:span text:style-name="T87">and “</text:span><text:a xlink:type="simple" xlink:href="https://github.com/ethereum/wiki/wiki/JavaScript-API" text:style-name="Internet_20_link" text:visited-style-name="Visited_20_Internet_20_Link"><text:span text:style-name="T83">https://github.com/ethereum/wiki/wiki/JavaScript-API</text:span></text:a><text:span text:style-name="T87">” for the same.</text:span></text:p>
        </text:list-item>
      </text:list>
      <text:list xml:id="list189966623" text:style-name="L7">
        <text:list-item>
          <text:p text:style-name="P17">User Documentation</text:p>
        </text:list-item>
        <text:list-item>
          <text:p text:style-name="P17">API reference</text:p>
          <text:list>
            <text:list-item>
              <text:p text:style-name="P17">Web3</text:p>
            </text:list-item>
            <text:list-item>
              <text:p text:style-name="P17">web3.eth</text:p>
            </text:list-item>
            <text:list-item>
              <text:p text:style-name="P17">web3.eth.Contract</text:p>
            </text:list-item>
            <text:list-item>
              <text:p text:style-name="P17">web3.eth.personal</text:p>
            </text:list-item>
            <text:list-item>
              <text:p text:style-name="P17">web3.Iban<text:line-break/></text:p>
            </text:list-item>
          </text:list>
        </text:list-item>
      </text:list>
      <text:p text:style-name="P18"/>
      <text:list xml:id="list205457761911668" text:continue-list="list205457447239146" text:style-name="L1">
        <text:list-item>
          <text:p text:style-name="P19"><text:span text:style-name="T9">Read about M</text:span>etamask <text:span text:style-name="T9">and its use</text:span>.<text:line-break/></text:p>
        </text:list-item>
        <text:list-item>
          <text:p text:style-name="P19"><text:soft-page-break/>Create a private blockchain using geth and deploy <text:span text:style-name="T5">as well as test the </text:span>smart contracts <text:span text:style-name="T5">written previously</text:span>.<text:line-break/></text:p>
        </text:list-item>
        <text:list-item>
          <text:p text:style-name="P20"><text:span text:style-name="T5">Truffle &amp; Ganache</text:span></text:p>
          <text:list>
            <text:list-item>
              <text:p text:style-name="P3"><text:span text:style-name="T88">Refer “</text:span><text:a xlink:type="simple" xlink:href="https://www.trufflesuite.com/docs/truffle/overview" text:style-name="Internet_20_link" text:visited-style-name="Visited_20_Internet_20_Link"><text:span text:style-name="T83">https://www.trufflesuite.com/docs/truffle/overview</text:span></text:a><text:span text:style-name="T88">” for truffle basics.</text:span></text:p>
            </text:list-item>
            <text:list-item>
              <text:p text:style-name="P20"><text:span text:style-name="T6">Develop smart contract using truffle and deploy it on local development blockchain provided by truffle.</text:span></text:p>
            </text:list-item>
            <text:list-item>
              <text:p text:style-name="P24">Ganache overview.</text:p>
            </text:list-item>
            <text:list-item>
              <text:p text:style-name="P21"><text:span text:style-name="T6">Deploy and run the smart contract on ganace-cli as well as on the Ganache UI using truffle.</text:span></text:p>
              <text:p text:style-name="P21"/>
            </text:list-item>
          </text:list>
        </text:list-item>
        <text:list-item>
          <text:p text:style-name="P21"><text:span text:style-name="T8">Test cases</text:span></text:p>
          <text:list>
            <text:list-item>
              <text:p text:style-name="P4"><text:span text:style-name="T89">Go through “</text:span><text:a xlink:type="simple" xlink:href="https://www.trufflesuite.com/docs/truffle/testing/writing-tests-in-javascript" text:style-name="Internet_20_link" text:visited-style-name="Visited_20_Internet_20_Link"><text:span text:style-name="T83">https://www.trufflesuite.com/docs/truffle/testing/writing-tests-in-javascript</text:span></text:a><text:span text:style-name="T83">” </text:span><text:span text:style-name="T89">link to understand the basics of writing and implementing the test cases in javascript for smart contracts.</text:span></text:p>
            </text:list-item>
            <text:list-item>
              <text:p text:style-name="P21"><text:span text:style-name="T8">Write and implement testcases for the contracts written previously.</text:span></text:p>
            </text:list-item>
            <text:list-item>
              <text:p text:style-name="P21"><text:span text:style-name="T8">Solidity-coverage</text:span></text:p>
              <text:list>
                <text:list-item>
                  <text:p text:style-name="P22"><text:span text:style-name="T9">Go through the below link to get an overview about solidity-coverage tool.</text:span></text:p>
                  <text:p text:style-name="P5"><text:span text:style-name="T90">“</text:span><text:a xlink:type="simple" xlink:href="https://www.npmjs.com/package/solidity-coverage" text:style-name="Internet_20_link" text:visited-style-name="Visited_20_Internet_20_Link"><text:span text:style-name="T83">https://www.npmjs.com/package/solidity-coverage</text:span></text:a><text:span text:style-name="T83">”.</text:span></text:p>
                </text:list-item>
                <text:list-item>
                  <text:p text:style-name="P22"><text:span text:style-name="T9">Use solidity-coverage for the previously written smart contracts.<text:line-break/></text:span></text:p>
                </text:list-item>
              </text:list>
            </text:list-item>
          </text:list>
        </text:list-item>
        <text:list-item>
          <text:p text:style-name="P26">Openzeppelin library.</text:p>
          <text:list>
            <text:list-item>
              <text:p text:style-name="P23"><text:span text:style-name="T7">Create your own ERC20 tokens using the contracts from openzeppelin library.</text:span></text:p>
              <text:list>
                <text:list-item>
                  <text:p text:style-name="P23"><text:span text:style-name="T7">Use <text:s/>ERC20, ERC20Burnable, ERC20Detailed and ERC20Mintable.</text:span></text:p>
                </text:list-item>
                <text:list-item>
                  <text:p text:style-name="P28">Write test cases in js for the same.</text:p>
                  <text:p text:style-name="P28"/>
                </text:list-item>
              </text:list>
            </text:list-item>
            <text:list-item>
              <text:p text:style-name="P28">Implement ERC721 token smart contract using the contracts from openzepepelin library.</text:p>
              <text:list>
                <text:list-item>
                  <text:p text:style-name="P29"><text:span text:style-name="T8">Use ERC721Burnable, ERC721Enumerable, ERC721Holer, ERC721Full and ERC721Metadata.</text:span></text:p>
                </text:list-item>
                <text:list-item>
                  <text:p text:style-name="P29"><text:span text:style-name="T8">Write test cases in js for the same.</text:span><text:line-break/></text:p>
                </text:list-item>
              </text:list>
            </text:list-item>
          </text:list>
        </text:list-item>
        <text:list-item>
          <text:p text:style-name="P27">Mult<text:span text:style-name="T9">is</text:span>ig Wallets.</text:p>
        </text:list-item>
      </text:list>
      <text:list xml:id="list318993511" text:style-name="L9">
        <text:list-item>
          <text:list>
            <text:list-item>
              <text:p text:style-name="P30">Read and understand the basic usage and concepts of multisig wallets.</text:p>
            </text:list-item>
            <text:list-item>
              <text:p text:style-name="P8"><text:span text:style-name="T90">Connect multisig wallet(“</text:span><text:a xlink:type="simple" xlink:href="https://wallet.gnosis.pm/#/wallets" text:style-name="Internet_20_link" text:visited-style-name="Visited_20_Internet_20_Link"><text:span text:style-name="T83">https://wallet.gnosis.pm/#/wallets</text:span></text:a><text:span text:style-name="T91">”) with metamask and perform basic operations on the wallet.</text:span></text:p>
            </text:list-item>
            <text:list-item>
              <text:p text:style-name="P25">Implement the Gnosis Multisig wallet and write testcases for the same.</text:p>
            </text:list-item>
            <text:list-item>
              <text:p text:style-name="P25">Use multisig wallet in ERC20 token creation contract and test it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lwgMono" svg:font-family="TlwgMono" style:font-pitch="fixed"/>
    <style:font-face style:name="Chilanka" svg:font-family="Chilanka" style:font-pitch="variable"/>
    <style:font-face style:name="Gargi" svg:font-family="Gargi" style:font-pitch="variable"/>
    <style:font-face style:name="Ubuntu" svg:font-family="Ubuntu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59:41.620459606</meta:creation-date>
    <dc:date>2019-10-03T20:46:51.050822603</dc:date>
    <meta:editing-duration>PT1H15M3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417" meta:character-count="2917" meta:non-whitespace-character-count="2598"/>
  </office:meta>
</office:document-meta>
</file>